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DA3C0BB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P4" style:family="paragraph" style:parent-style-name="Standard">
      <style:paragraph-properties fo:margin-left="0.725cm" fo:margin-right="0cm" fo:text-indent="0cm" style:auto-text-indent="false"/>
      <style:text-properties fo:font-weight="bold" style:font-weight-asian="bold" style:font-weight-complex="bold"/>
    </style:style>
    <style:style style:name="P5" style:family="paragraph" style:parent-style-name="Standard">
      <style:paragraph-properties fo:margin-left="0.725cm" fo:margin-right="0cm" fo:text-indent="0cm" style:auto-text-indent="false"/>
      <style:text-properties fo:font-weight="normal" style:font-weight-asian="normal" style:font-weight-complex="normal"/>
    </style:style>
    <style:style style:name="P6" style:family="paragraph" style:parent-style-name="Standard">
      <style:paragraph-properties fo:margin-left="0.725cm" fo:margin-right="0cm" fo:text-indent="0cm" style:auto-text-indent="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ab-stops/>
      </style:paragraph-properties>
      <style:text-properties fo:font-style="normal" fo:font-weight="normal" style:font-style-asian="normal" style:font-weight-asian="normal" style:font-style-complex="normal" style:font-weight-complex="normal"/>
    </style:style>
    <style:style style:name="P9" style:family="paragraph" style:parent-style-name="Standard">
      <style:paragraph-properties fo:margin-left="1.789cm" fo:margin-right="0cm" fo:text-indent="0cm" style:auto-text-indent="false"/>
    </style:style>
    <style:style style:name="P10" style:family="paragraph" style:parent-style-name="Standard">
      <style:paragraph-properties fo:margin-left="1.815cm" fo:margin-right="0cm" fo:text-indent="0cm" style:auto-text-indent="false"/>
    </style:style>
    <style:style style:name="P11" style:family="paragraph" style:parent-style-name="Standard">
      <style:paragraph-properties fo:margin-left="1.815cm" fo:margin-right="0cm" fo:text-indent="0cm" style:auto-text-indent="false"/>
      <style:text-properties fo:font-weight="normal" style:font-weight-asian="normal" style:font-weight-complex="normal"/>
    </style:style>
    <style:style style:name="P12" style:family="paragraph" style:parent-style-name="Standard">
      <style:paragraph-properties fo:margin-left="1.84cm" fo:margin-right="0cm" fo:text-indent="0cm" style:auto-text-indent="false"/>
    </style:style>
    <style:style style:name="P13" style:family="paragraph" style:parent-style-name="Standard">
      <style:paragraph-properties fo:margin-left="1.84cm" fo:margin-right="0cm" fo:text-indent="0cm" style:auto-text-indent="false"/>
      <style:text-properties fo:font-weight="normal" style:font-weight-asian="normal" style:font-weight-complex="normal"/>
    </style:style>
    <style:style style:name="P14" style:family="paragraph" style:parent-style-name="Standard">
      <style:paragraph-properties fo:margin-left="1.905cm" fo:margin-right="0cm" fo:text-indent="-0.051cm" style:auto-text-indent="false">
        <style:tab-stops/>
      </style:paragraph-properties>
    </style:style>
    <style:style style:name="P15" style:family="paragraph" style:parent-style-name="Standard">
      <style:paragraph-properties fo:margin-left="1.905cm" fo:margin-right="0cm" fo:text-indent="-0.051cm" style:auto-text-indent="false">
        <style:tab-stops/>
      </style:paragraph-properties>
      <style:text-properties fo:font-weight="normal" style:font-weight-asian="normal" style:font-weight-complex="normal"/>
    </style:style>
    <style:style style:name="P16" style:family="paragraph" style:parent-style-name="Standard">
      <style:paragraph-properties fo:margin-left="1.905cm" fo:margin-right="0cm" fo:text-indent="-0.051cm" style:auto-text-indent="false">
        <style:tab-stops/>
      </style:paragraph-properties>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margin-left="1.685cm" fo:margin-right="0cm" fo:text-indent="0cm" style:auto-text-indent="false"/>
    </style:style>
    <style:style style:name="P18" style:family="paragraph" style:parent-style-name="Standard">
      <style:paragraph-properties fo:margin-left="1.97cm" fo:margin-right="0cm" fo:text-indent="0cm" style:auto-text-indent="false"/>
      <style:text-properties fo:font-weight="normal" style:font-weight-asian="normal" style:font-weight-complex="normal"/>
    </style:style>
    <style:style style:name="P19" style:family="paragraph" style:parent-style-name="Standard">
      <style:paragraph-properties fo:margin-left="1.905cm" fo:margin-right="0cm" fo:text-indent="-0.026cm" style:auto-text-indent="false">
        <style:tab-stops/>
      </style:paragraph-properties>
      <style:text-properties fo:font-style="normal" fo:font-weight="normal" style:font-style-asian="normal" style:font-weight-asian="normal" style:font-style-complex="normal" style:font-weight-complex="normal"/>
    </style:style>
    <style:style style:name="P20" style:family="paragraph" style:parent-style-name="Standard" style:list-style-name="L1">
      <style:text-properties fo:font-weight="bold" style:font-weight-asian="bold" style:font-weight-complex="bold"/>
    </style:style>
    <style:style style:name="P21" style:family="paragraph" style:parent-style-name="Standard" style:list-style-name="L2">
      <style:text-properties fo:font-style="normal" fo:font-weight="bold" style:font-style-asian="normal" style:font-weight-asian="bold" style:font-style-complex="normal" style:font-weight-complex="bold"/>
    </style:style>
    <style:style style:name="P22" style:family="paragraph" style:parent-style-name="Standard" style:list-style-name="L14">
      <style:paragraph-properties>
        <style:tab-stops/>
      </style:paragraph-properties>
      <style:text-properties fo:font-style="normal" fo:font-weight="bold" style:font-style-asian="normal" style:font-weight-asian="bold" style:font-style-complex="normal" style:font-weight-complex="bold"/>
    </style:style>
    <style:style style:name="P23" style:family="paragraph" style:parent-style-name="Standard" style:list-style-name="L13">
      <style:paragraph-properties>
        <style:tab-stops/>
      </style:paragraph-propertie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4" style:family="paragraph" style:parent-style-name="Standard">
      <style:paragraph-properties>
        <style:tab-stops/>
      </style:paragraph-properties>
      <style:text-properties fo:font-style="normal" fo:font-weight="normal" style:font-style-asian="normal" style:font-weight-asian="normal" style:font-style-complex="normal" style:font-weight-complex="normal"/>
    </style:style>
    <style:style style:name="P25" style:family="paragraph" style:parent-style-name="Standard" style:list-style-name="L2">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6" style:family="paragraph" style:parent-style-name="Standard" style:list-style-name="L3">
      <style:text-properties style:text-underline-style="solid" style:text-underline-width="auto" style:text-underline-color="font-color" fo:font-weight="bold" style:font-weight-asian="bold" style:font-weight-complex="bold"/>
    </style:style>
    <style:style style:name="P27" style:family="paragraph" style:parent-style-name="Standard" style:list-style-name="L5">
      <style:text-properties style:text-underline-style="solid" style:text-underline-width="auto" style:text-underline-color="font-color" fo:font-weight="bold" style:font-weight-asian="bold" style:font-weight-complex="bold"/>
    </style:style>
    <style:style style:name="P28"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29" style:family="paragraph" style:parent-style-name="Standard" style:list-style-name="L8">
      <style:text-properties style:text-underline-style="solid" style:text-underline-width="auto" style:text-underline-color="font-color" fo:font-weight="bold" style:font-weight-asian="bold" style:font-weight-complex="bold"/>
    </style:style>
    <style:style style:name="P30"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32" style:family="paragraph" style:parent-style-name="Standard" style:list-style-name="L11">
      <style:text-properties style:text-underline-style="solid" style:text-underline-width="auto" style:text-underline-color="font-color" fo:font-weight="bold" style:font-weight-asian="bold" style:font-weight-complex="bold"/>
    </style:style>
    <style:style style:name="P33"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12">
      <style:text-properties fo:font-weight="normal" style:font-weight-asian="normal" style:font-weight-complex="normal"/>
    </style:style>
    <style:style style:name="P38" style:family="paragraph" style:parent-style-name="Standard">
      <style:paragraph-properties fo:margin-left="1.84cm" fo:margin-right="0cm" fo:text-indent="0cm" style:auto-text-indent="false"/>
      <style:text-properties fo:font-weight="normal" style:font-weight-asian="normal" style:font-weight-complex="normal"/>
    </style:style>
    <style:style style:name="P39" style:family="paragraph" style:parent-style-name="Standard" style:list-style-name="L11">
      <style:paragraph-properties fo:margin-left="1.905cm" fo:margin-right="0cm" fo:text-indent="-0.026cm" style:auto-text-indent="false">
        <style:tab-stops/>
      </style:paragraph-properties>
      <style:text-properties fo:font-weight="normal" style:font-weight-asian="normal" style:font-weight-complex="normal"/>
    </style:style>
    <style:style style:name="P40" style:family="paragraph" style:parent-style-name="Standard" style:list-style-name="L14">
      <style:paragraph-properties fo:margin-left="1.97cm" fo:margin-right="0cm" fo:text-indent="0cm" style:auto-text-indent="false">
        <style:tab-stops/>
      </style:paragraph-properties>
      <style:text-properties style:font-weight-asian="normal"/>
    </style:style>
    <style:style style:name="P41" style:family="paragraph" style:parent-style-name="Standard" style:list-style-name="L14">
      <style:paragraph-properties fo:margin-left="1.97cm" fo:margin-right="0cm" fo:text-indent="0.051cm" style:auto-text-indent="false">
        <style:tab-stops/>
      </style:paragraph-properties>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weight-asian="normal"/>
    </style:style>
    <style:style style:name="T5" style:family="text">
      <style:text-properties style:text-underline-style="none" style:font-weight-asian="normal"/>
    </style:style>
    <text:list-style style:name="L1">
      <text:list-level-style-image text:level="1" xlink:href="Pictures/100002000000000C0000000CDA3C0BB5.gif" xlink:type="simple" xlink:show="embed" xlink:actuate="onLoad">
        <style:list-level-properties text:list-level-position-and-space-mode="label-alignment" style:vertical-pos="middle" style:vertical-rel="line" fo:width="0.31cm" fo:height="0.31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2000000000C0000000CDA3C0BB5.gif" xlink:type="simple" xlink:show="embed" xlink:actuate="onLoad">
        <style:list-level-properties text:list-level-position-and-space-mode="label-alignment" style:vertical-pos="middle" style:vertical-rel="line" fo:width="0.31cm" fo:height="0.31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image text:level="1" xlink:href="Pictures/100002000000000C0000000CDA3C0BB5.gif" xlink:type="simple" xlink:show="embed" xlink:actuate="onLoad">
        <style:list-level-properties text:list-level-position-and-space-mode="label-alignment" style:vertical-pos="middle" style:vertical-rel="line" fo:width="0.31cm" fo:height="0.31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ame Design Document</text:p>
      <text:p text:style-name="Standard"/>
      <text:p text:style-name="Standard">Projeto - Snake</text:p>
      <text:p text:style-name="Standard"/>
      <text:p text:style-name="Standard">Por: Henrique Jonas Barbosa Fonsec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281119605" text:style-name="L1">
        <text:list-item>
          <text:p text:style-name="P20">CONTEÚDO – PROPÓSITO:</text:p>
        </text:list-item>
      </text:list>
      <text:p text:style-name="P1"/>
      <text:p text:style-name="P5"><text:tab/>O projeto a ser desenvolvido será denominado “Snake”. Tal projeto contará com diversas características dos atuais jogos de mesmo nome, sendo que,o em desenvolvimento possibilitará mais jogabilidade e interação com os jogadores.</text:p>
      <text:p text:style-name="P5"><text:tab/></text:p>
      <text:p text:style-name="P5"><text:tab/>Podemos enquadrar tal projeto no genêro “Arcade”, no que diz respeito a atual classificação de jogos da mesma série. O projeto visará buscar através de recursos novos como a disputa “Player vs. Player” e customização do layout despertar a atenção e curiosidade do público alvo, que se enquadra no público em geral especificamente jovens.</text:p>
      <text:p text:style-name="P5"/>
      <text:p text:style-name="P5"><text:tab/>O jogo consistirá em uma plataforma inteligente de diversos jogadores (humanos ou máquinas) que buscaram atingir um determinado objetivo em um menor espaço de tempo. Para isso o projeto contará com uma espécie de plataforma de intelegência artificial que será capaz de propor ao jogadores desafios diversos durantes as partidas.<text:tab/></text:p>
      <text:p text:style-name="P5"/>
      <text:p text:style-name="P4"><text:span text:style-name="T1"><text:tab/>Pretendemos atingir a meta de desenvolvimento rápido e focado na “Alma do Jogo”,aplicando conceitos como o de </text:span><text:span text:style-name="T2">Extreme programming </text:span><text:span text:style-name="T3">que prevê um desenvolvimento ágil, focado nas mudanças e no custo/benefício referente ao projeto.</text:span></text:p>
      <text:p text:style-name="P6"/>
      <text:p text:style-name="P4"><text:span text:style-name="T3"><text:tab/>Propomos que o tempo de desenvolvimento do projeto alcançará em média de 3 a 4 meses, sendo necessário tempo o suficiente para buscar informações concisas sobre a plataforma 2D/3D a ser utilizada (IrrLitch - </text:span><text:a xlink:type="simple" xlink:href="http://irrlicht.sourceforge.net/"><text:span text:style-name="T3">http://irrlicht.sourceforge.net/</text:span></text:a><text:a xlink:type="simple" xlink:href="http://irrlicht.sourceforge.net/)e"><text:span text:style-name="T3">)</text:span></text:a><text:span text:style-name="T3"> e no tempo de implementação e testes.</text:span></text:p>
      <text:p text:style-name="P6"/>
      <text:p text:style-name="P6"/>
      <text:list xml:id="list359509522" text:style-name="L2">
        <text:list-item>
          <text:p text:style-name="P21">DESCRIÇÃO DO PROJETO, ELEMENTOS E MÉTODOS DE IMPLEMENTAÇÃO:</text:p>
        </text:list-item>
      </text:list>
      <text:p text:style-name="P3"/>
      <text:list xml:id="list1410301904" text:continue-numbering="true" text:style-name="L2">
        <text:list-item>
          <text:list>
            <text:list-item>
              <text:p text:style-name="P25">Layout:</text:p>
            </text:list-item>
          </text:list>
        </text:list-item>
      </text:list>
      <text:p text:style-name="Standard"/>
      <text:p text:style-name="P9"><text:tab/>O projeto inicialmente contará com um layout básico e simples, baseado em modelos comuns de criação de menus, janelas, botões, textos e etc... A partir do desenvolvimento completo dessa interface inical com os usuários, será implantado alguns modificadores (escolhidos pelos usuários) para realçar a composição das janelas.</text:p>
      <text:p text:style-name="P7"/>
      <text:list xml:id="list127931183" text:style-name="L3">
        <text:list-item>
          <text:list>
            <text:list-item>
              <text:p text:style-name="P26">Menus:</text:p>
            </text:list-item>
          </text:list>
        </text:list-item>
      </text:list>
      <text:p text:style-name="Standard"><text:tab/><text:tab/><text:tab/></text:p>
      <text:p text:style-name="P9"><text:tab/>Os menus serão criados a partir da função da janela ao qual serão inseridos.</text:p>
      <text:p text:style-name="P9"><text:tab/>Na janela inicial o menu conterá as seguintes informações:</text:p>
      <text:list xml:id="list1278772202" text:style-name="L4">
        <text:list-item>
          <text:list>
            <text:list-item>
              <text:list>
                <text:list-item>
                  <text:list>
                    <text:list-item>
                      <text:list>
                        <text:list-item>
                          <text:list>
                            <text:list-item>
                              <text:p text:style-name="P34">Arquivo:</text:p>
                              <text:list>
                                <text:list-item>
                                  <text:p text:style-name="P34">Criar novo jogo;</text:p>
                                </text:list-item>
                                <text:list-item>
                                  <text:p text:style-name="P34">Carregar jogo existente;</text:p>
                                </text:list-item>
                                <text:list-item>
                                  <text:p text:style-name="P34">Configurar jogo;</text:p>
                                </text:list-item>
                                <text:list-item>
                                  <text:p text:style-name="P34">Sair;</text:p>
                                </text:list-item>
                              </text:list>
                            </text:list-item>
                            <text:list-item>
                              <text:p text:style-name="P34">Jogos:</text:p>
                              <text:list>
                                <text:list-item>
                                  <text:p text:style-name="P34">Ver melhores pontuadores;</text:p>
                                </text:list-item>
                                <text:list-item>
                                  <text:p text:style-name="P34">Jogos disputados;</text:p>
                                </text:list-item>
                              </text:list>
                            </text:list-item>
                            <text:list-item>
                              <text:p text:style-name="P34">Ajuda:</text:p>
                              <text:list>
                                <text:list-item>
                                  <text:p text:style-name="P34">Instruções;</text:p>
                                </text:list-item>
                                <text:list-item>
                                  <text:p text:style-name="P34">Sobre;</text:p>
                                </text:list-item>
                              </text:list>
                            </text:list-item>
                          </text:list>
                        </text:list-item>
                      </text:list>
                    </text:list-item>
                  </text:list>
                </text:list-item>
              </text:list>
            </text:list-item>
          </text:list>
        </text:list-item>
      </text:list>
      <text:p text:style-name="Standard"><text:soft-page-break/><text:tab/><text:tab/></text:p>
      <text:p text:style-name="P17"><text:tab/>Antes de iniciar uma partida, será aberta uma janela que solicitará ao usuário o número de jogadores máquinas e humanos, o nível inicial e final e o limite de pontos para cada partida.</text:p>
      <text:p text:style-name="P17"><text:tab/>Durante os jogos o menu disponível será:</text:p>
      <text:list xml:id="list520432879" text:style-name="L5">
        <text:list-item>
          <text:list>
            <text:list-item>
              <text:list>
                <text:list-item>
                  <text:list>
                    <text:list-item>
                      <text:list>
                        <text:list-item>
                          <text:list>
                            <text:list-item>
                              <text:p text:style-name="P35">Arquivo:</text:p>
                              <text:list>
                                <text:list-item>
                                  <text:p text:style-name="P35">Pausar / Continuar;</text:p>
                                </text:list-item>
                                <text:list-item>
                                  <text:p text:style-name="P35">Deixar jogo;</text:p>
                                </text:list-item>
                                <text:list-item>
                                  <text:p text:style-name="P35">Sair;</text:p>
                                </text:list-item>
                              </text:list>
                            </text:list-item>
                            <text:list-item>
                              <text:p text:style-name="P35">Pontos:</text:p>
                              <text:list>
                                <text:list-item>
                                  <text:p text:style-name="P35">Pontos de cada jogador;</text:p>
                                </text:list-item>
                                <text:list-item>
                                  <text:p text:style-name="P35">Vitórias de cada jogador;</text:p>
                                </text:list-item>
                              </text:list>
                            </text:list-item>
                          </text:list>
                        </text:list-item>
                      </text:list>
                    </text:list-item>
                  </text:list>
                </text:list-item>
              </text:list>
            </text:list-item>
          </text:list>
        </text:list-item>
      </text:list>
      <text:p text:style-name="Standard"/>
      <text:list xml:id="list52257855" text:continue-numbering="true" text:style-name="L5">
        <text:list-item>
          <text:list>
            <text:list-item>
              <text:p text:style-name="P27">Teclas de navegação e de jogabilidade:</text:p>
            </text:list-item>
          </text:list>
        </text:list-item>
      </text:list>
      <text:p text:style-name="Standard"><text:tab/><text:tab/></text:p>
      <text:p text:style-name="P10"><text:tab/>O estrutura relacionada as teclas de navegação será elaborada da seguinte maneira:</text:p>
      <text:list xml:id="list76455216" text:style-name="L6">
        <text:list-item>
          <text:list>
            <text:list-item>
              <text:list>
                <text:list-item>
                  <text:list>
                    <text:list-item>
                      <text:list>
                        <text:list-item>
                          <text:list>
                            <text:list-item>
                              <text:p text:style-name="P36">O mouse terá funcionalidade nos menus e durante os jogos depois de serem pausados;</text:p>
                            </text:list-item>
                            <text:list-item>
                              <text:p text:style-name="P36">Durante as partidas para movimentar os personagens serão usados as seguintes teclas:</text:p>
                              <text:list>
                                <text:list-item>
                                  <text:p text:style-name="P36">Jogador 1:</text:p>
                                  <text:list>
                                    <text:list-item>
                                      <text:p text:style-name="P36">W → para cima;</text:p>
                                    </text:list-item>
                                    <text:list-item>
                                      <text:p text:style-name="P36">A → para a esquerda;</text:p>
                                    </text:list-item>
                                    <text:list-item>
                                      <text:p text:style-name="P36">S → para baixo;</text:p>
                                    </text:list-item>
                                    <text:list-item>
                                      <text:p text:style-name="P36">D → para a direita;</text:p>
                                    </text:list-item>
                                  </text:list>
                                </text:list-item>
                                <text:list-item>
                                  <text:p text:style-name="P36">Jogador 2:</text:p>
                                  <text:list>
                                    <text:list-item>
                                      <text:p text:style-name="P36"><draw:custom-shape text:anchor-type="paragraph" draw:z-index="0" draw:style-name="gr1" svg:width="0.391cm" svg:height="0.234cm" svg:x="5.699cm" svg:y="0.20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5"/>(Seta) → movimentação para a esquerda;</text:p>
                                    </text:list-item>
                                    <text:list-item>
                                      <text:p text:style-name="P36"><draw:custom-shape text:anchor-type="paragraph" draw:z-index="1" draw:style-name="gr1" svg:width="0.415cm" svg:height="0.415cm" svg:x="5.726cm" svg:y="0.069cm"><text:p/><draw:enhanced-geometry svg:viewBox="0 0 21600 21600" draw:text-areas="0 ?f0 ?f5 ?f2" draw:type="right-arrow" draw:modifiers="17572.8813559322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5"/>(Seta) → movimentação para a direita;;</text:p>
                                    </text:list-item>
                                    <text:list-item>
                                      <text:p text:style-name="P36"><draw:custom-shape text:anchor-type="paragraph" draw:z-index="2" draw:style-name="gr1" svg:width="0.364cm" svg:height="0.391cm" svg:x="5.803cm" svg:y="0.16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 <text:s text:c="5"/>(Seta) → para cima;</text:p>
                                    </text:list-item>
                                    <text:list-item>
                                      <text:p text:style-name="P36"><draw:custom-shape text:anchor-type="paragraph" draw:z-index="3" draw:style-name="gr1" svg:width="0.313cm" svg:height="0.364cm" svg:x="5.803cm" svg:y="0.15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 <text:s text:c="5"/>(Seta) → para baixo;</text:p>
                                    </text:list-item>
                                  </text:list>
                                </text:list-item>
                              </text:list>
                            </text:list-item>
                          </text:list>
                        </text:list-item>
                      </text:list>
                    </text:list-item>
                  </text:list>
                </text:list-item>
              </text:list>
            </text:list-item>
          </text:list>
        </text:list-item>
      </text:list>
      <text:list xml:id="list307626332" text:continue-list="list52257855" text:style-name="L5">
        <text:list-item>
          <text:list>
            <text:list-item>
              <text:list>
                <text:list-item>
                  <text:list>
                    <text:list-item>
                      <text:list>
                        <text:list-item>
                          <text:list>
                            <text:list-item>
                              <text:list>
                                <text:list-header>
                                  <text:p text:style-name="P35"/>
                                </text:list-header>
                              </text:list>
                            </text:list-item>
                          </text:list>
                        </text:list-item>
                      </text:list>
                    </text:list-item>
                  </text:list>
                </text:list-item>
              </text:list>
            </text:list-item>
          </text:list>
        </text:list-item>
      </text:list>
      <text:list xml:id="list1247843369" text:style-name="L7">
        <text:list-item>
          <text:list>
            <text:list-item>
              <text:p text:style-name="P28">Plataforma de IA:</text:p>
            </text:list-item>
          </text:list>
        </text:list-item>
      </text:list>
      <text:p text:style-name="P10"><text:tab/></text:p>
      <text:p text:style-name="P10"><text:tab/>A plataforma de inteligência artificial será implementada de maneira que enquadre as necessidades do projeto, baseando-se em estruturas padronizadas de pathfinding como o A*. Tais estruturas serão usadas no que diz respeito aos personagens (máquina) que disputaram com os jogadores (humanos). </text:p>
      <text:p text:style-name="P10"/>
      <text:list xml:id="list547878567" text:style-name="L8">
        <text:list-item>
          <text:list>
            <text:list-item>
              <text:p text:style-name="P29">Personagens:</text:p>
            </text:list-item>
          </text:list>
        </text:list-item>
      </text:list>
      <text:p text:style-name="Standard"><text:tab/></text:p>
      <text:p text:style-name="P12"><text:tab/>Os personagens da história serão compostos a partir de cobras que serão elaboradas de maneira com que sejam vizualizadas suavemente, não tendo fortes traços e quebras de linha. O jogo contará com no mínimo de 3 personagens por cenários, que seram randomicamente criados com duas determinadas características (cor).<text:span text:style-name="T1"> As cobras terão tamanhos variáveis dependendo dos pontos que o jogador adquirir (vide *Pontuação).</text:span></text:p>
      <text:p text:style-name="P13"/>
      <text:p text:style-name="P13"/>
      <text:p text:style-name="P13"/>
      <text:p text:style-name="P13"/>
      <text:p text:style-name="P13"><text:soft-page-break/></text:p>
      <text:list xml:id="list984982016" text:style-name="L9">
        <text:list-item>
          <text:list>
            <text:list-item>
              <text:p text:style-name="P30">Jogabilidade:</text:p>
            </text:list-item>
          </text:list>
        </text:list-item>
      </text:list>
      <text:p text:style-name="P13"><text:tab/></text:p>
      <text:p text:style-name="P13"><text:tab/>O jogo será apresentado da seguinte maneira: </text:p>
      <text:p text:style-name="P13"><text:tab/></text:p>
      <text:p text:style-name="P13"><text:tab/>Após a tela de apresentação inicial, o <text:s/>jogador poderá escolher dentre diversas opções a que corresponde ao inicio da partida. Ao efetuar a escolha será apresentada ao jogador uma pequena tela de opções, em que o jogador deverá escolher diversas opções relacionadas ao jogo (descritas nos itens poteriores). Ao iniciar o jogo, a posição de cada jogador é randomizada e a cada 5 segundos um item que corresponde aos pontos aparecerá.</text:p>
      <text:p text:style-name="P13"/>
      <text:p text:style-name="P13"><text:tab/>Feito isso cada jogador (humano ou máquina) irá de encontro a esse item, sendo que, quem encostar a cabeça do seu personagem primeiramente no item ganhará os pontos relativos a ele. Se durante o percurso ou em qualquer momento os jogadores encostarem uns nos outros ou em qualquer barreira física perderá todos seus pontos. </text:p>
      <text:p text:style-name="P13"/>
      <text:p text:style-name="P13"><text:tab/>Além disso durante cada partida itens surpresas e obstáculos surpresa aparecerão com o intuito de tornar a partida mais difícil.</text:p>
      <text:p text:style-name="P13"/>
      <text:list xml:id="list599150050" text:style-name="L10">
        <text:list-item>
          <text:list>
            <text:list-item>
              <text:p text:style-name="P31">Mapa:</text:p>
            </text:list-item>
          </text:list>
        </text:list-item>
      </text:list>
      <text:p text:style-name="Standard"><text:tab/> </text:p>
      <text:p text:style-name="P5"><text:tab/><text:tab/>Os mapas serão dispotos aos jogadores de forma randômica, em cada estágio, <text:tab/>sendo que o nível de dificuldade aumentara dependendo do nível em que o jogador </text:p>
      <text:p text:style-name="P18">estiver. Como forma de identificação cada mapa será enquadrado em categorias correspondentes à níveis, sendo identicidados a partir de sequências numéricas. Esses mapas deverão ser carregados a medida em que o programa solicite, portanto serão supostamente guardados em forma de documentos de texto, com seus devidos parâmetros para a sua exibição na plataforma do jogo.</text:p>
      <text:p text:style-name="P18"/>
      <text:list xml:id="list101348703" text:style-name="L11">
        <text:list-item>
          <text:list>
            <text:list-item>
              <text:p text:style-name="P32">Obstáculos:</text:p>
              <text:list>
                <text:list-item>
                  <text:list>
                    <text:list-item>
                      <text:list>
                        <text:list-item>
                          <text:list>
                            <text:list-header>
                              <text:p text:style-name="P39"/>
                            </text:list-header>
                          </text:list>
                        </text:list-item>
                      </text:list>
                    </text:list-item>
                  </text:list>
                </text:list-item>
              </text:list>
            </text:list-item>
          </text:list>
        </text:list-item>
      </text:list>
      <text:p text:style-name="P5"><text:tab/> <text:s text:c="2"/><text:tab/>Durante cada partida haverá obstáculos aleatórios surgindo nos mapas, muitos</text:p>
      <text:p text:style-name="P5"><text:tab/>deles farão com que o jogador tenho abilidade para se “esquivar”. Tais obstáculos<text:tab/></text:p>
      <text:p text:style-name="P5"><text:tab/>consistirão em:</text:p>
      <text:p text:style-name="P5"/>
      <text:list xml:id="list298599646" text:style-name="L12">
        <text:list-item>
          <text:list>
            <text:list-item>
              <text:list>
                <text:list-item>
                  <text:list>
                    <text:list-item>
                      <text:p text:style-name="P37">Pedras: obstáculos de tamanhos variados, onde que, se a cobra acertá-lo o jogador perde cerca de 50% dos pontos;</text:p>
                    </text:list-item>
                    <text:list-item>
                      <text:p text:style-name="P37">Água: obstáculos de tamanhos contíguos, onde que, se a cobra passar sobre eles a velocidade diminuirá cerca de 50% por um tempo de 5 sec;</text:p>
                    </text:list-item>
                    <text:list-item>
                      <text:p text:style-name="P37">Areia: obstáculos de tamanhos contíguos, onde que, se a cobra passar sobre eles <text:s text:c="2"/></text:p>
                      <text:p text:style-name="P37">terão seus pontos diminuidos em 30% e sua velcidade reduzida;</text:p>
                    </text:list-item>
                  </text:list>
                </text:list-item>
              </text:list>
            </text:list-item>
          </text:list>
        </text:list-item>
      </text:list>
      <text:p text:style-name="P11"><text:tab/></text:p>
      <text:p text:style-name="P11"><text:tab/>Além de obstáculos adicionais, as barreiras permanentes serão obstáculos que serão de tamanhos variados, além disso tais obstáculos serão expalhados sobre o mapa (dependendo de cada nível). E caso o jogador encoste em um deles terá seus pontos zerados.</text:p>
      <text:p text:style-name="P2"/>
      <text:p text:style-name="P2"/>
      <text:p text:style-name="P2"/>
      <text:p text:style-name="P2"/>
      <text:p text:style-name="P2"/>
      <text:p text:style-name="P2"><text:soft-page-break/></text:p>
      <text:list xml:id="list69675787" text:continue-numbering="true" text:style-name="L12">
        <text:list-item>
          <text:list>
            <text:list-item>
              <text:p text:style-name="P33">Sistema de Pontuação:</text:p>
            </text:list-item>
          </text:list>
        </text:list-item>
      </text:list>
      <text:p text:style-name="P15"/>
      <text:p text:style-name="P14"><text:span text:style-name="T1"><text:tab/><text:tab/>O sistema de pontuação consistirá em que cada objeto em que a cabeça do personagem encostar será acrecido nos pontos do jogador 10 pts.. O limite de pontos a serem alcançados poderá ser “setado” pelo jogador, ou caso não queira a pontuação máxima </text:span><text:span text:style-name="T2">default </text:span><text:span text:style-name="T3">será de 500 pts. </text:span></text:p>
      <text:p text:style-name="P16"><text:tab/><text:tab/></text:p>
      <text:p text:style-name="P16"><text:tab/><text:tab/>Esses objetos poderão ser pontos no mapa, ou senão objetos diversos, como frutas que valerão mais pontos do que os objetos tradicionais.</text:p>
      <text:p text:style-name="P16"/>
      <text:p text:style-name="P16"><text:tab/><text:tab/>O jogador que atingir a máximo de pontos primeiramente será o vencedor da partida acumulando pontos no placar geral. </text:p>
      <text:p text:style-name="P16"/>
      <text:list xml:id="list1536487114" text:style-name="L13">
        <text:list-item>
          <text:list>
            <text:list-item>
              <text:p text:style-name="P23">Placar Geral e Vencedor:</text:p>
            </text:list-item>
          </text:list>
        </text:list-item>
      </text:list>
      <text:p text:style-name="P19"/>
      <text:p text:style-name="P19"><text:tab/><text:tab/>O placar geral contará com contadores que mostraram o número de vitórias de cada jogador. Isso poderá ser vizualizado durante o jogo atraves do menu → pontuação → melhores pontuadores. </text:p>
      <text:p text:style-name="P19"><text:tab/><text:tab/>Tal placar durante a partida poderá somente ser acessado via menus.</text:p>
      <text:p text:style-name="P19"/>
      <text:p text:style-name="P19"/>
      <text:p text:style-name="P19"/>
      <text:list xml:id="list1730473977" text:style-name="L14">
        <text:list-item>
          <text:p text:style-name="P22">TÉCNICAS DE PROGRAMAÇÃO:</text:p>
        </text:list-item>
      </text:list>
      <text:p text:style-name="P24"/>
      <text:list xml:id="list1865296464" text:continue-numbering="true" text:style-name="L14">
        <text:list-item>
          <text:list>
            <text:list-item>
              <text:list>
                <text:list-item>
                  <text:list>
                    <text:list-item>
                      <text:list>
                        <text:list-item>
                          <text:list>
                            <text:list-item>
                              <text:list>
                                <text:list-item>
                                  <text:list>
                                    <text:list-item>
                                      <text:list>
                                        <text:list-item>
                                          <text:list>
                                            <text:list-header>
                                              <text:p text:style-name="P40"><text:s text:c="11"/>As linguagem de programação a ser usada será o C++. A <text:s/>plataforma a ser usada <text:s text:c="3"/>será a plataforma Irrlicht. </text:p>
                                            </text:list-header>
                                          </text:list>
                                        </text:list-item>
                                      </text:list>
                                    </text:list-item>
                                  </text:list>
                                </text:list-item>
                              </text:list>
                            </text:list-item>
                          </text:list>
                        </text:list-item>
                      </text:list>
                      <text:p text:style-name="P41"><text:span text:style-name="T4"><text:s text:c="11"/>O Irrlicht é conhecido por sua velocidade e funcionalidades de motor 3D, além da pequena curva de aprendizado. Outras funcionalidades que são requeridas para se desenvolver jogos devem ser fornecidas por outros pacotes, tais quais, motor de áudio como o </text:span><text:span text:style-name="T5">Audiere </text:span><text:span text:style-name="T4">ou motor de física como o ODE. O Irrlicht tem uma licença flexível que permite seu uso para software livre ou comercial.</text:span></text:p>
                    </text:list-item>
                  </text:list>
                </text:list-item>
              </text:list>
            </text:list-item>
          </text:list>
        </text:list-item>
      </text:list>
      <text:p text:style-name="P8"/>
      <text:p text:style-name="P8"><text:s/></text:p>
      <text:p text:style-name="P16"/>
      <text:p text:style-name="P16"/>
      <text:p text:style-name="Standard"><text:tab/><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1.81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22T19:08:38</meta:creation-date>
    <dc:date>2009-08-24T17:36:05</dc:date>
    <meta:editing-duration>PT11H00M13S</meta:editing-duration>
    <meta:editing-cycles>29</meta:editing-cycles>
    <meta:generator>OpenOffice.org/3.0$Linux OpenOffice.org_project/300m15$Build-9379</meta:generator>
    <meta:document-statistic meta:table-count="0" meta:image-count="0" meta:object-count="0" meta:page-count="5" meta:paragraph-count="93" meta:word-count="1217" meta:character-count="7496"/>
    <meta:user-defined meta:name="Info 1"/>
    <meta:user-defined meta:name="Info 2"/>
    <meta:user-defined meta:name="Info 3"/>
    <meta:user-defined meta:name="Info 4"/>
  </office:meta>
</office:document-meta>
</file>